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26in" fo:margin-left="-0.0063in" fo:margin-right="-0.0014in" table:align="margins" style:writing-mode="lr-tb"/>
    </style:style>
    <style:style style:name="Table1.A" style:family="table-column">
      <style:table-column-properties style:column-width="3.4688in" style:rel-column-width="32790*"/>
    </style:style>
    <style:style style:name="Table1.B" style:family="table-column">
      <style:table-column-properties style:column-width="3.4639in" style:rel-column-width="327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Case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2"/>Verify that user is able to <text:s/>find the desired ticket to be canceled.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find the desired ticket(in case when the ticket is RAC or <text:s/>Confirmed Booked Ticket) to be canceled.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User has valid credentials ,he has logged in and cancel button is working properly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</text:p>
          </table:table-cell>
          <table:table-cell table:style-name="Table1.A2" office:value-type="string">
            <text:p text:style-name="Table_20_Contents"><text:s/>With valid input should redirect to user home page and with invalid input it should prompt user for invalid credentials</text:p>
          </table:table-cell>
        </table:table-row>
        <table:table-row table:style-name="Table1.1">
          <table:table-cell table:style-name="Table1.A4" office:value-type="string">
            <text:p text:style-name="Table_20_Contents">2 Click on the cancel button</text:p>
          </table:table-cell>
          <table:table-cell table:style-name="Table1.A2" office:value-type="string">
            <text:p text:style-name="Table_20_Contents">It should redirect to Counter Ticket Cancellation</text:p>
          </table:table-cell>
        </table:table-row>
        <table:table-row table:style-name="Table1.1">
          <table:table-cell table:style-name="Table1.A4" office:value-type="string">
            <text:p text:style-name="Table_20_Contents">3 At Counter Ticket Cancellation</text:p>
          </table:table-cell>
          <table:table-cell table:style-name="Table1.A2" office:value-type="string">
            <text:p text:style-name="Table_20_Contents"><text:s/>It should display list of all the booked tickets</text:p>
          </table:table-cell>
        </table:table-row>
        <table:table-row table:style-name="Table1.1">
          <table:table-cell table:style-name="Table1.A4" office:value-type="string">
            <text:p text:style-name="Table_20_Contents">4 Search for ticket to be canceled</text:p>
          </table:table-cell>
          <table:table-cell table:style-name="Table1.A2" office:value-type="string">
            <text:p text:style-name="Table_20_Contents"><text:s/>Search for booked ticket on the basis <text:s/>of PNR number 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55:38.19</meta:creation-date>
    <dc:date>2017-10-10T13:53:03.38</dc:date>
    <dc:creator>Udit Saxena</dc:creator>
    <meta:editing-duration>PT9M43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1" meta:paragraph-count="16" meta:word-count="133" meta:character-count="768"/>
  </office:meta>
</office:document-meta>
</file>